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Heading_20_2">
      <style:text-properties officeooo:paragraph-rsid="03f4cd97"/>
    </style:style>
    <style:style style:name="P6" style:family="paragraph" style:parent-style-name="Standard">
      <style:paragraph-properties fo:text-align="start" style:justify-single-word="false" style:writing-mode="lr-tb"/>
      <style:text-properties officeooo:rsid="05003c0c" officeooo:paragraph-rsid="050ce4e4"/>
    </style:style>
    <style:style style:name="P7" style:family="paragraph" style:parent-style-name="Standard">
      <style:paragraph-properties fo:text-align="start" style:justify-single-word="false" style:writing-mode="lr-tb"/>
      <style:text-properties fo:font-size="12pt" officeooo:rsid="05003c0c" officeooo:paragraph-rsid="05003c0c" style:font-size-asian="12pt" style:font-size-complex="12pt"/>
    </style:style>
    <style:style style:name="P8" style:family="paragraph" style:parent-style-name="Standard">
      <style:paragraph-properties fo:text-align="start" style:justify-single-word="false" style:writing-mode="lr-tb"/>
      <style:text-properties fo:font-size="12pt" officeooo:rsid="0506567e" officeooo:paragraph-rsid="0506567e" style:font-size-asian="12pt" style:font-size-complex="12pt"/>
    </style:style>
    <style:style style:name="P9" style:family="paragraph" style:parent-style-name="Standard">
      <style:paragraph-properties fo:text-align="start" style:justify-single-word="false" style:writing-mode="lr-tb"/>
      <style:text-properties fo:font-size="12pt" officeooo:rsid="0509f80a" officeooo:paragraph-rsid="0509f80a" style:font-size-asian="12pt" style:font-size-complex="12pt"/>
    </style:style>
    <style:style style:name="P10" style:family="paragraph" style:parent-style-name="Standard">
      <style:paragraph-properties fo:text-align="end" style:justify-single-word="false" style:writing-mode="rl-tb"/>
      <style:text-properties officeooo:rsid="04e9d043" officeooo:paragraph-rsid="04e9d043"/>
    </style:style>
    <style:style style:name="P11" style:family="paragraph" style:parent-style-name="Standard">
      <style:paragraph-properties fo:text-align="end" style:justify-single-word="false" style:writing-mode="rl-tb"/>
      <style:text-properties officeooo:rsid="04ea064e" officeooo:paragraph-rsid="04ebe06f"/>
    </style:style>
    <style:style style:name="P12" style:family="paragraph" style:parent-style-name="Standard">
      <style:paragraph-properties fo:text-align="end" style:justify-single-word="false" style:writing-mode="rl-tb"/>
      <style:text-properties officeooo:rsid="04f28f6c" officeooo:paragraph-rsid="04f47e7c"/>
    </style:style>
    <style:style style:name="P13" style:family="paragraph" style:parent-style-name="Standard">
      <style:paragraph-properties fo:text-align="end" style:justify-single-word="false" style:writing-mode="rl-tb"/>
      <style:text-properties officeooo:paragraph-rsid="05003c0c"/>
    </style:style>
    <style:style style:name="P14" style:family="paragraph" style:parent-style-name="Standard">
      <style:paragraph-properties fo:text-align="end" style:justify-single-word="false" style:writing-mode="rl-tb"/>
      <style:text-properties officeooo:paragraph-rsid="0506567e"/>
    </style:style>
    <style:style style:name="P15" style:family="paragraph" style:parent-style-name="Standard">
      <style:paragraph-properties fo:text-align="end" style:justify-single-word="false" style:writing-mode="rl-tb"/>
      <style:text-properties officeooo:rsid="04f4c918" officeooo:paragraph-rsid="04f4c918"/>
    </style:style>
    <style:style style:name="P16" style:family="paragraph" style:parent-style-name="Standard">
      <style:paragraph-properties fo:text-align="end" style:justify-single-word="false" style:writing-mode="rl-tb"/>
      <style:text-properties officeooo:rsid="04f622e2" officeooo:paragraph-rsid="04f622e2"/>
    </style:style>
    <style:style style:name="P17" style:family="paragraph" style:parent-style-name="Standard">
      <style:paragraph-properties fo:text-align="end" style:justify-single-word="false" style:writing-mode="rl-tb"/>
      <style:text-properties officeooo:rsid="04ff96da" officeooo:paragraph-rsid="04ff96da"/>
    </style:style>
    <style:style style:name="P18" style:family="paragraph" style:parent-style-name="Standard">
      <style:paragraph-properties fo:text-align="end" style:justify-single-word="false" style:writing-mode="rl-tb"/>
      <style:text-properties officeooo:rsid="05003c0c" officeooo:paragraph-rsid="05003c0c"/>
    </style:style>
    <style:style style:name="P19" style:family="paragraph" style:parent-style-name="Standard">
      <style:paragraph-properties fo:text-align="end" style:justify-single-word="false" style:writing-mode="rl-tb"/>
      <style:text-properties fo:font-size="12pt" officeooo:rsid="05046c95" officeooo:paragraph-rsid="05046c95" style:font-size-asian="12pt" style:font-size-complex="12pt"/>
    </style:style>
    <style:style style:name="P20" style:family="paragraph" style:parent-style-name="Standard">
      <style:paragraph-properties fo:text-align="end" style:justify-single-word="false" style:writing-mode="rl-tb"/>
      <style:text-properties fo:font-size="12pt" officeooo:rsid="050751d2" officeooo:paragraph-rsid="050751d2" style:font-size-asian="12pt" style:font-size-complex="12pt"/>
    </style:style>
    <style:style style:name="P21" style:family="paragraph" style:parent-style-name="Standard">
      <style:paragraph-properties fo:text-align="end" style:justify-single-word="false" style:writing-mode="rl-tb"/>
      <style:text-properties fo:font-size="12pt" officeooo:rsid="0509f80a" officeooo:paragraph-rsid="0509f80a" style:font-size-asian="12pt" style:font-size-complex="12pt"/>
    </style:style>
    <style:style style:name="P22" style:family="paragraph" style:parent-style-name="Standard">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f622e2" officeooo:paragraph-rsid="04f822d0" style:font-size-asian="12pt" style:font-weight-asian="normal" style:font-size-complex="12pt"/>
    </style:style>
    <style:style style:name="P23" style:family="paragraph" style:parent-style-name="Standard" style:list-style-name="L5">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24"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25" style:family="paragraph" style:parent-style-name="Standard" style:list-style-name="L6">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26"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b9690" style:font-size-asian="12pt" style:font-weight-asian="normal" style:font-size-complex="12pt"/>
    </style:style>
    <style:style style:name="P27"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c7a9f" style:font-size-asian="12pt" style:font-weight-asian="normal" style:font-size-complex="12pt"/>
    </style:style>
    <style:style style:name="P28"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29"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95d8" officeooo:paragraph-rsid="04fc95d8" style:font-size-asian="12pt" style:font-weight-asian="normal" style:font-size-complex="12pt"/>
    </style:style>
    <style:style style:name="P30" style:family="paragraph" style:parent-style-name="Standard">
      <style:paragraph-properties fo:margin-top="0.0807in" fo:margin-bottom="0in" loext:contextual-spacing="false" style:line-height-at-least="0.139in" fo:text-align="start" style:justify-single-word="false" style:writing-mode="lr-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31" style:family="paragraph" style:parent-style-name="Text_20_body" style:list-style-name="L1">
      <style:text-properties officeooo:paragraph-rsid="03f4cd97"/>
    </style:style>
    <style:style style:name="P32" style:family="paragraph" style:parent-style-name="Text_20_body">
      <style:text-properties officeooo:rsid="04cf8afb" officeooo:paragraph-rsid="04cf8afb"/>
    </style:style>
    <style:style style:name="P33" style:family="paragraph" style:parent-style-name="Text_20_body">
      <style:text-properties officeooo:rsid="04cf8afb" officeooo:paragraph-rsid="04da54b5"/>
    </style:style>
    <style:style style:name="P34" style:family="paragraph" style:parent-style-name="Text_20_body">
      <style:text-properties officeooo:rsid="04d0353c" officeooo:paragraph-rsid="04d0353c"/>
    </style:style>
    <style:style style:name="P35" style:family="paragraph" style:parent-style-name="Text_20_body">
      <style:text-properties officeooo:rsid="04d0bb9a" officeooo:paragraph-rsid="04e08f1d"/>
    </style:style>
    <style:style style:name="P36" style:family="paragraph" style:parent-style-name="Text_20_body">
      <style:text-properties officeooo:rsid="04d0bb9a" officeooo:paragraph-rsid="04e23d52"/>
    </style:style>
    <style:style style:name="P37" style:family="paragraph" style:parent-style-name="Text_20_body">
      <style:text-properties officeooo:rsid="04d1b36e" officeooo:paragraph-rsid="04d1b36e"/>
    </style:style>
    <style:style style:name="P38" style:family="paragraph" style:parent-style-name="Text_20_body">
      <style:text-properties officeooo:rsid="04d320e2" officeooo:paragraph-rsid="04d320e2"/>
    </style:style>
    <style:style style:name="P39" style:family="paragraph" style:parent-style-name="Text_20_body">
      <style:text-properties officeooo:rsid="04d320e2" officeooo:paragraph-rsid="04da54b5"/>
    </style:style>
    <style:style style:name="P40" style:family="paragraph" style:parent-style-name="Text_20_body">
      <style:text-properties officeooo:rsid="04d6b81a" officeooo:paragraph-rsid="04da54b5"/>
    </style:style>
    <style:style style:name="P41" style:family="paragraph" style:parent-style-name="Text_20_body">
      <style:text-properties officeooo:rsid="04d7bdf8" officeooo:paragraph-rsid="04d7de81"/>
    </style:style>
    <style:style style:name="P42" style:family="paragraph" style:parent-style-name="Text_20_body">
      <style:text-properties officeooo:rsid="04d7de81" officeooo:paragraph-rsid="04d7de81"/>
    </style:style>
    <style:style style:name="P43" style:family="paragraph" style:parent-style-name="Text_20_body">
      <style:text-properties officeooo:rsid="04dba11a" officeooo:paragraph-rsid="04dba11a"/>
    </style:style>
    <style:style style:name="P44" style:family="paragraph" style:parent-style-name="Text_20_body">
      <style:text-properties officeooo:rsid="04dba11a" officeooo:paragraph-rsid="04dc0ee5"/>
    </style:style>
    <style:style style:name="P45" style:family="paragraph" style:parent-style-name="Text_20_body">
      <style:text-properties officeooo:rsid="04dc76ac" officeooo:paragraph-rsid="04dc76ac"/>
    </style:style>
    <style:style style:name="P46" style:family="paragraph" style:parent-style-name="Text_20_body" style:list-style-name="L2">
      <style:text-properties officeooo:rsid="04dc76ac" officeooo:paragraph-rsid="04dc76ac"/>
    </style:style>
    <style:style style:name="P47" style:family="paragraph" style:parent-style-name="Text_20_body">
      <style:text-properties officeooo:rsid="04df36db" officeooo:paragraph-rsid="04df36db"/>
    </style:style>
    <style:style style:name="P48" style:family="paragraph" style:parent-style-name="Text_20_body">
      <style:text-properties officeooo:rsid="04e54c44" officeooo:paragraph-rsid="04e54c44"/>
    </style:style>
    <style:style style:name="P49" style:family="paragraph" style:parent-style-name="Text_20_body">
      <style:text-properties officeooo:rsid="04e6aaa6" officeooo:paragraph-rsid="04e6aaa6"/>
    </style:style>
    <style:style style:name="P50" style:family="paragraph" style:parent-style-name="Text_20_body">
      <style:text-properties officeooo:rsid="04ecc327" officeooo:paragraph-rsid="04ecc327"/>
    </style:style>
    <style:style style:name="P51" style:family="paragraph" style:parent-style-name="Text_20_body" style:list-style-name="L4">
      <style:text-properties officeooo:rsid="04f10426" officeooo:paragraph-rsid="04f10426"/>
    </style:style>
    <style:style style:name="P52" style:family="paragraph" style:parent-style-name="Text_20_body">
      <style:paragraph-properties fo:text-align="start" style:justify-single-word="false" style:writing-mode="lr-tb"/>
    </style:style>
    <style:style style:name="P53" style:family="paragraph" style:parent-style-name="Text_20_body">
      <style:paragraph-properties fo:text-align="start" style:justify-single-word="false" style:writing-mode="lr-tb"/>
      <style:text-properties officeooo:paragraph-rsid="04e54c44"/>
    </style:style>
    <style:style style:name="P54" style:family="paragraph" style:parent-style-name="Text_20_body">
      <style:paragraph-properties fo:text-align="start" style:justify-single-word="false" style:writing-mode="lr-tb"/>
      <style:text-properties officeooo:paragraph-rsid="04e6057e"/>
    </style:style>
    <style:style style:name="P55" style:family="paragraph" style:parent-style-name="Text_20_body">
      <style:paragraph-properties fo:text-align="end" style:justify-single-word="false" style:writing-mode="rl-tb"/>
      <style:text-properties officeooo:rsid="04d1b81f" officeooo:paragraph-rsid="04da54b5"/>
    </style:style>
    <style:style style:name="P56" style:family="paragraph" style:parent-style-name="Text_20_body">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51002c7" officeooo:paragraph-rsid="051002c7" style:font-size-asian="12pt" style:font-weight-asian="normal" style:font-size-complex="12pt"/>
    </style:style>
    <style:style style:name="P57" style:family="paragraph" style:parent-style-name="Heading_20_1">
      <style:text-properties officeooo:rsid="04ce6ab7" officeooo:paragraph-rsid="04ce6ab7"/>
    </style:style>
    <style:style style:name="P58" style:family="paragraph" style:parent-style-name="Heading_20_1">
      <style:text-properties officeooo:rsid="04ce6ab7" officeooo:paragraph-rsid="04dc76ac"/>
    </style:style>
    <style:style style:name="P59" style:family="paragraph" style:parent-style-name="Heading_20_2">
      <style:text-properties officeooo:rsid="04d1da7e" officeooo:paragraph-rsid="04d1da7e"/>
    </style:style>
    <style:style style:name="P60" style:family="paragraph" style:parent-style-name="Heading_20_2">
      <style:text-properties officeooo:rsid="04d1da7e" officeooo:paragraph-rsid="04dc76ac"/>
    </style:style>
    <style:style style:name="P61" style:family="paragraph" style:parent-style-name="Heading_20_2">
      <style:text-properties officeooo:rsid="04d6b04c" officeooo:paragraph-rsid="04da54b5"/>
    </style:style>
    <style:style style:name="P62" style:family="paragraph" style:parent-style-name="Heading_20_2">
      <style:text-properties officeooo:rsid="04e9d043" officeooo:paragraph-rsid="04e9d043"/>
    </style:style>
    <style:style style:name="P63" style:family="paragraph" style:parent-style-name="כותרת_20_ותוכן_7e_LT_7e_Gliederung_20_1">
      <style:text-properties fo:font-size="12pt" officeooo:rsid="04d0353c" officeooo:paragraph-rsid="04d0353c" style:font-size-asian="12pt" style:font-size-complex="12pt"/>
    </style:style>
    <style:style style:name="P64" style:family="paragraph" style:parent-style-name="כותרת_20_ותוכן_7e_LT_7e_Gliederung_20_1">
      <style:paragraph-properties fo:margin-left="0in" fo:margin-right="0in" fo:margin-top="0.0807in" fo:margin-bottom="0in" loext:contextual-spacing="false" style:line-height-at-least="0.139in" fo:text-align="start" style:justify-single-word="false" fo:text-indent="0in" style:auto-text-indent="false" style:writing-mode="lr-tb"/>
      <style:text-properties fo:font-size="12pt" style:font-size-asian="12pt" style:font-size-complex="12pt"/>
    </style:style>
    <style:style style:name="P65" style:family="paragraph" style:parent-style-name="כותרת_20_ותוכן_7e_LT_7e_Gliederung_20_1">
      <style:paragraph-properties fo:margin-left="0in" fo:margin-right="0in" fo:margin-top="0.0807in" fo:margin-bottom="0in" loext:contextual-spacing="false" fo:line-height="120%"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66" style:family="paragraph" style:parent-style-name="כותרת_20_ותוכן_7e_LT_7e_Gliederung_20_1">
      <style:paragraph-properties fo:text-align="start" style:justify-single-word="false" style:writing-mode="lr-tb"/>
      <style:text-properties fo:font-size="12pt" officeooo:paragraph-rsid="05003c0c" style:font-size-asian="12pt" style:font-size-complex="12pt"/>
    </style:style>
    <style:style style:name="P67" style:family="paragraph" style:parent-style-name="כותרת_20_ותוכן_7e_LT_7e_Gliederung_20_1">
      <style:paragraph-properties fo:text-align="start" style:justify-single-word="false" style:writing-mode="lr-tb"/>
      <style:text-properties fo:font-size="12pt" officeooo:paragraph-rsid="05046c95" style:font-size-asian="12pt" style:font-size-complex="12pt"/>
    </style:style>
    <style:style style:name="P68" style:family="paragraph" style:parent-style-name="כותרת_20_ותוכן_7e_LT_7e_Gliederung_20_1">
      <style:paragraph-properties fo:text-align="start" style:justify-single-word="false" style:writing-mode="lr-tb"/>
      <style:text-properties fo:font-size="12pt" officeooo:paragraph-rsid="050bcbb3"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4d0ca94" style:font-weight-asian="bold" style:font-weight-complex="bold"/>
    </style:style>
    <style:style style:name="T3" style:family="text">
      <style:text-properties officeooo:rsid="033bd0c4"/>
    </style:style>
    <style:style style:name="T4" style:family="text">
      <style:text-properties officeooo:rsid="0453d4d8"/>
    </style:style>
    <style:style style:name="T5" style:family="text">
      <style:text-properties fo:color="#0000ff" style:font-name="Consolas"/>
    </style:style>
    <style:style style:name="T6" style:family="text">
      <style:text-properties fo:color="#0000ff" style:font-name="Consolas" officeooo:rsid="04f822d0"/>
    </style:style>
    <style:style style:name="T7" style:family="text">
      <style:text-properties fo:color="#0000ff" style:font-name="Consolas" officeooo:rsid="05003c0c"/>
    </style:style>
    <style:style style:name="T8" style:family="text">
      <style:text-properties fo:color="#0000ff" style:font-name="Consolas" officeooo:rsid="05046c95"/>
    </style:style>
    <style:style style:name="T9" style:family="text">
      <style:text-properties fo:color="#0000ff" style:font-name="Consolas" fo:font-size="25pt" style:font-size-asian="25pt"/>
    </style:style>
    <style:style style:name="T10" style:family="text">
      <style:text-properties fo:color="#0000ff" style:font-name="Consolas" officeooo:rsid="0509f80a"/>
    </style:style>
    <style:style style:name="T11" style:family="text">
      <style:text-properties fo:color="#0000ff" style:font-name="Consolas" officeooo:rsid="050bcbb3"/>
    </style:style>
    <style:style style:name="T12" style:family="text">
      <style:text-properties fo:color="#0000ff" style:font-name="Consolas" fo:font-size="12pt" officeooo:rsid="050bcbb3" style:font-size-asian="12pt" style:font-size-complex="12pt"/>
    </style:style>
    <style:style style:name="T13" style:family="text">
      <style:text-properties fo:color="#0000ff" style:font-name="Consolas" fo:font-size="12pt" style:font-size-asian="12pt" style:font-size-complex="12pt"/>
    </style:style>
    <style:style style:name="T14" style:family="text">
      <style:text-properties fo:color="#0000ff" style:font-name="Consolas" fo:font-size="12pt" officeooo:rsid="050fa6c3" style:font-size-asian="12pt" style:font-size-complex="12pt"/>
    </style:style>
    <style:style style:name="T15" style:family="text">
      <style:text-properties style:font-name="Consolas"/>
    </style:style>
    <style:style style:name="T16" style:family="text">
      <style:text-properties style:font-name="Consolas" fo:font-size="12pt" style:font-size-asian="12pt" style:font-size-complex="12pt"/>
    </style:style>
    <style:style style:name="T17" style:family="text">
      <style:text-properties style:font-name="Consolas" fo:font-size="12pt" officeooo:rsid="0506567e" style:font-size-asian="12pt" style:font-size-complex="12pt"/>
    </style:style>
    <style:style style:name="T18" style:family="text">
      <style:text-properties style:font-name="Consolas" fo:font-size="12pt" officeooo:rsid="050bcbb3" style:font-size-asian="12pt" style:font-size-complex="12pt"/>
    </style:style>
    <style:style style:name="T19" style:family="text">
      <style:text-properties style:font-name="Consolas" fo:font-size="12pt" officeooo:rsid="050fa6c3" style:font-size-asian="12pt" style:font-size-complex="12pt"/>
    </style:style>
    <style:style style:name="T20" style:family="text">
      <style:text-properties style:font-name="Consolas" officeooo:rsid="05003c0c"/>
    </style:style>
    <style:style style:name="T21" style:family="text">
      <style:text-properties style:font-name="Consolas" officeooo:rsid="0502918c"/>
    </style:style>
    <style:style style:name="T22" style:family="text">
      <style:text-properties style:font-name="Consolas" officeooo:rsid="05046c95"/>
    </style:style>
    <style:style style:name="T23" style:family="text">
      <style:text-properties style:font-name="Consolas" officeooo:rsid="0508b524"/>
    </style:style>
    <style:style style:name="T24" style:family="text">
      <style:text-properties style:font-name="Consolas" fo:font-size="25pt" style:font-size-asian="25pt"/>
    </style:style>
    <style:style style:name="T25" style:family="text">
      <style:text-properties style:font-name="Consolas" officeooo:rsid="050bcbb3"/>
    </style:style>
    <style:style style:name="T26" style:family="text">
      <style:text-properties fo:font-weight="normal" style:font-weight-asian="normal"/>
    </style:style>
    <style:style style:name="T27" style:family="text">
      <style:text-properties fo:font-weight="normal" style:font-weight-asian="normal" style:font-weight-complex="normal"/>
    </style:style>
    <style:style style:name="T28" style:family="text">
      <style:text-properties fo:font-weight="normal" officeooo:rsid="04d0ca94" style:font-weight-asian="normal" style:font-weight-complex="normal"/>
    </style:style>
    <style:style style:name="T29" style:family="text">
      <style:text-properties fo:font-weight="normal" officeooo:rsid="04dc0ee5" style:font-weight-asian="normal" style:font-weight-complex="normal"/>
    </style:style>
    <style:style style:name="T30" style:family="text">
      <style:text-properties fo:font-weight="normal" officeooo:rsid="04dc76ac" style:font-weight-asian="normal" style:font-weight-complex="normal"/>
    </style:style>
    <style:style style:name="T31" style:family="text">
      <style:text-properties fo:font-weight="normal" officeooo:rsid="04dd8a0e" style:font-weight-asian="normal" style:font-weight-complex="normal"/>
    </style:style>
    <style:style style:name="T32" style:family="text">
      <style:text-properties fo:font-weight="normal" officeooo:rsid="04e08f1d" style:font-weight-asian="normal" style:font-weight-complex="normal"/>
    </style:style>
    <style:style style:name="T33" style:family="text">
      <style:text-properties fo:font-weight="normal" officeooo:rsid="04e384a2" style:font-weight-asian="normal" style:font-weight-complex="normal"/>
    </style:style>
    <style:style style:name="T34" style:family="text">
      <style:text-properties fo:font-weight="normal" officeooo:rsid="04f10426" style:font-weight-asian="normal" style:font-weight-complex="normal"/>
    </style:style>
    <style:style style:name="T35" style:family="text">
      <style:text-properties officeooo:rsid="04d1da7e"/>
    </style:style>
    <style:style style:name="T36" style:family="text">
      <style:text-properties officeooo:rsid="04d4c23a"/>
    </style:style>
    <style:style style:name="T37" style:family="text">
      <style:text-properties officeooo:rsid="04d7bdf8"/>
    </style:style>
    <style:style style:name="T38" style:family="text">
      <style:text-properties officeooo:rsid="04d7de81"/>
    </style:style>
    <style:style style:name="T39" style:family="text">
      <style:text-properties officeooo:rsid="04d8003b"/>
    </style:style>
    <style:style style:name="T40" style:family="text">
      <style:text-properties officeooo:rsid="04dc76ac"/>
    </style:style>
    <style:style style:name="T41" style:family="text">
      <style:text-properties officeooo:rsid="04dc8e03"/>
    </style:style>
    <style:style style:name="T42" style:family="text">
      <style:text-properties fo:color="#008000" style:font-name="Consolas"/>
    </style:style>
    <style:style style:name="T43" style:family="text">
      <style:text-properties officeooo:rsid="04e6057e"/>
    </style:style>
    <style:style style:name="T44" style:family="text">
      <style:text-properties officeooo:rsid="04e9d043"/>
    </style:style>
    <style:style style:name="T45" style:family="text">
      <style:text-properties officeooo:rsid="04ea064e"/>
    </style:style>
    <style:style style:name="T46" style:family="text">
      <style:text-properties officeooo:rsid="04ebe06f"/>
    </style:style>
    <style:style style:name="T47" style:family="text">
      <style:text-properties officeooo:rsid="04ee5c36"/>
    </style:style>
    <style:style style:name="T48" style:family="text">
      <style:text-properties officeooo:rsid="04f47e7c"/>
    </style:style>
    <style:style style:name="T49" style:family="text">
      <style:text-properties officeooo:rsid="04f822d0"/>
    </style:style>
    <style:style style:name="T50" style:family="text">
      <style:text-properties officeooo:rsid="04fb9690"/>
    </style:style>
    <style:style style:name="T51" style:family="text">
      <style:text-properties officeooo:rsid="04fc7a9f"/>
    </style:style>
    <style:style style:name="T52" style:family="text">
      <style:text-properties officeooo:rsid="04fd7a60"/>
    </style:style>
    <style:style style:name="T53" style:family="text">
      <style:text-properties officeooo:rsid="05003c0c"/>
    </style:style>
    <style:style style:name="T54" style:family="text">
      <style:text-properties officeooo:rsid="0501b5cd"/>
    </style:style>
    <style:style style:name="T55" style:family="text">
      <style:text-properties officeooo:rsid="0502918c"/>
    </style:style>
    <style:style style:name="T56" style:family="text">
      <style:text-properties fo:color="#800080" style:font-name="Consolas"/>
    </style:style>
    <style:style style:name="T57" style:family="text">
      <style:text-properties fo:color="#00b050" style:font-name="Consolas" fo:font-size="25pt" fo:font-weight="bold" style:font-size-asian="25pt" style:font-weight-asian="bold"/>
    </style:style>
    <style:style style:name="T58" style:family="text">
      <style:text-properties fo:color="#00b050" style:font-name="Consolas" fo:font-weight="bold" style:font-weight-asian="bold"/>
    </style:style>
    <style:style style:name="T59" style:family="text">
      <style:text-properties officeooo:rsid="050ce4e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61in" fo:text-indent="-0.25in" fo:margin-left="0.56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11in" fo:text-indent="-0.25in" fo:margin-left="0.81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61in" fo:text-indent="-0.25in" fo:margin-left="1.06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11in" fo:text-indent="-0.25in" fo:margin-left="1.31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61in" fo:text-indent="-0.25in" fo:margin-left="1.561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11in" fo:text-indent="-0.25in" fo:margin-left="1.811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61in" fo:text-indent="-0.25in" fo:margin-left="2.061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11in" fo:text-indent="-0.25in" fo:margin-left="2.311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61in" fo:text-indent="-0.25in" fo:margin-left="2.561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11in" fo:text-indent="-0.25in" fo:margin-left="2.811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תיכנות בתבניות - template</text:h>
      <text:p text:style-name="P47">[כ-40 דקות]</text:p>
      <text:p text:style-name="Heading_20_2">למה <text:span text:style-name="T35">בכלל </text:span>צריך תבניות?</text:p>
      <text:p text:style-name="P32"><text:span text:style-name="T27">במקרים רבים אנחנו צריכים לכתוב פונקציה כללית המתאימה לטיפוסי משתנים שונים, אבל מתבצעת בצורה שונה לכל טיפוס.</text:span></text:p>
      <text:p text:style-name="P32"><text:span text:style-name="T27">דוגמה פשוטה היא פונקציה להחלפה בין שני משתנים: <text:s text:c="2"/>swap(a,b).</text:span></text:p>
      <text:p text:style-name="P32"><text:span text:style-name="T27">אפשר לכתוב פונקציה שתחליף בין שני משתנים מסוג int - בטח כתבתם כזאת בעבר. היא די פשוטה ויש בה 3 שורות לכל היותר.</text:span></text:p>
      <text:p text:style-name="P32"><text:span text:style-name="T27">אפשר גם לכתוב פונקציה שתחליף בין שני משתנים מסוג string; היא תהיה זהה לחלוטין פרט לסוגי המשתנים.</text:span></text:p>
      <text:p text:style-name="P32"><text:span text:style-name="T27">האם אפשר לכתוב את ה-swap פעם אחת, ולהשתמש בה לכל סוגי-הנתונים?</text:span></text:p>
      <text:p text:style-name="P34"><text:span text:style-name="T27">בשפת סי יכולנו לעשות דבר כזה בעזרת מצביע כללי (void*), אבל זה בעייתי מכמה סיבות: (א) אין בדיקה שהטיפוסים אכן תואמים - אפשר למשל לנסות להחליף מספר שלם עם מחרוזת והקומפיילר לא ישים לב. (ב) הקריאה פחות נוחה - צריך להעביר לפונקציה את גודל הסוג שרוצים להחליף. (ג) הביצוע פחות יעיל - צריך להעביר בית בית.</text:span></text:p>
      <text:p text:style-name="P34"><text:span text:style-name="T27">בשפת ++C יש דרך נוחה ובטוחה יותר להגדיר פונקציה כללית: מילת הקסם </text:span><text:span text:style-name="T1">template</text:span><text:span text:style-name="T2"> - תבנית.</text:span><text:span text:style-name="T27"> <text:s/>בעזרת המילה הזאת ניתן להגדיר את swap כך שיעבוד אוטומטית לכל הסוגים; ראו תיקיה 1.</text:span></text:p>
      <text:p text:style-name="P63"><text:span text:style-name="T27">template &lt;typename T&gt; void swap(T&amp; a, T&amp; b) </text:span>{</text:p>
      <text:p text:style-name="P64"><text:s text:c="3"/>T tmp = a; <text:s text:c="2"/>a = b; <text:s/>b = tmp;</text:p>
      <text:p text:style-name="P64">}</text:p>
      <text:p text:style-name="Heading_20_2">איך זה עובד?</text:p>
      <text:p text:style-name="P35"><text:span text:style-name="T27">כשמגדירים </text:span><text:span text:style-name="T28">תבנית</text:span><text:span text:style-name="T27">, הקומפיילר זוכר את ההגדרה אבל עדיין לא מייצר שום קוד. </text:span><text:span text:style-name="T32">תבנית היא לא קוד - היא רק מרשם לייצור קוד.</text:span></text:p>
      <text:p text:style-name="P36"><text:span text:style-name="T27">הקוד נוצר רק </text:span><text:span text:style-name="T32">כשמנסים להפעיל את ה</text:span><text:span text:style-name="T28">תבנית</text:span><text:span text:style-name="T27">. לדוגמה, הקריאה swap(a,b) כאשר a,b הם מסוג int, תגרום ליצירת פונקציה swap(int&amp;,int&amp;). <text:s text:c="2"/>אותה קריאה בדיוק כאשר a,b הם מסוג double, תגרום ליצירת פונקציה </text:span><text:span text:style-name="T1">אחרת</text:span><text:span text:style-name="T27"> שבה הפרמטרים הם מסוג double&amp;.</text:span></text:p>
      <text:p text:style-name="P36"><text:span text:style-name="T28">בכל פעם שהקומפיילר נתקל בקריאה לפונקציה, ולא מוצא פונקציה עם הפרמטרים המתאימים - הוא מחפש תבנית שאפשר </text:span><text:span text:style-name="T33">להשתמש בה כדי ליצור פונקציה מתאימה</text:span><text:span text:style-name="T28">. <text:s text:c="2"/>התהליך הזה של יצירת פונקציה מסויימת מתוך תבנית נקרא instantiation (מלשון יצירת instance).</text:span></text:p>
      <text:p text:style-name="P37"><text:span text:style-name="T28">א</text:span><text:span text:style-name="T27">פשר לראות את זה יפה ב-compiler explorer: כשיש קריאה - הקומפיילר יוצר פונקציה, כשאין קריאה - הוא לא יוצר כלום.</text:span></text:p>
      <text:p text:style-name="P33"><text:span text:style-name="T27"/></text:p>
      <text:p text:style-name="P61"><text:span text:style-name="T27">איפה מגדירים תבניות?</text:span></text:p>
      <text:p text:style-name="P39">הקומפיילר משתמש בתבני<text:span text:style-name="T36">ו</text:span>ת ליצירת קוד תוך כדי קומפילציה, <text:span text:style-name="T36">ולכן כל </text:span>תבנית חייבת להיות מוגדרת כולה (כולל המימוש) במקום שהקומפיילר יכול לראות כאשר הוא בונה את התוכנית הראשית - כלומר בקובץ h. </text:p>
      <text:p text:style-name="P40"><text:span text:style-name="T27">אם נגדיר בקובץ h כותרת של תבנית בלי מימוש, כמו שעשינו לפונקציות רגילות - הקומפיילר לא יוכל להשתמש בתבנית זו.</text:span></text:p>
      <text:p text:style-name="P55"><text:span text:style-name="T27"/></text:p>
      <text:p text:style-name="P59">הנחות של תבניות</text:p>
      <text:p text:style-name="P38">כל תבנית מניחה הנחות מסויימות על הסוגים שהיא מקבלת. ההנחות האלו לא כתובו<text:span text:style-name="T37">ת בפירוש </text:span>בשום מקום<text:span text:style-name="T37">, אבל הן נובעות מהגדרת התבנית.</text:span></text:p>
      <text:p text:style-name="P41">לדוגמה, הפונקציה swap מניחה ש: </text:p>
      <text:p text:style-name="P41">(א) אפשר ליצור <text:span text:style-name="T38">עצם חדש מסוג T - יש לו בנאי מעתיק ציבורי.</text:span></text:p>
      <text:p text:style-name="P42">(ב) אפשר להעתיק עצם מסוג a לתוך עצם מסוג b - יש לו אופרטור השמה ציבורי.</text:p>
      <text:p text:style-name="P50">יש כמה מקרים אפשריים:</text:p>
      <text:p text:style-name="P50">1. אם לא הגדרנו שום בנאי מעתיק / אופרטור השמה - הקומפיילר ייצור אותם עבורנו כברירת מחדל (העתקה שטחית) והפונקציה swap תשתמש בהם.</text:p>
      <text:p text:style-name="P50">2. אם הגדרנו בנאי-מעתיק ואופרטור-השמה ציבוריים משלנו (למשל כדי לבצע העתקה עמוקה), הפונקציה swap תשתמש בהם אוטומטית.</text:p>
      <text:p text:style-name="P50">3. אם הגדרנת בנאי-מעתיק פרטי (כי לא רצינו שיוכלו להעתיק את המחלקה), אז הקומפיילר לא יצליח לייצר עבורה את הפונקצייה swap<text:span text:style-name="T47">, ויחזיר שגיאת קומפילציה.</text:span></text:p>
      <text:p text:style-name="P42"><text:span text:style-name="T27">שימו לב</text:span><text:span text:style-name="T1"> </text:span>- הבדיקה הזאת מתבצעת רק כשאנחנו מנסים להפעיל את התבנית swap על סוג כלשהו. כלומר, אנחנו לא נקבל שגיאת קימפול על התבנית swap, אלא רק על ההפעלה של התבנית הזאת על סוג שאין לו בנאי מעתיק ציבורי<text:span text:style-name="T39"> (ראו תיקיה 1)</text:span>.</text:p>
      <text:p text:style-name="P50"/>
      <text:p text:style-name="P43"><text:span text:style-name="T1">דוגמה נוספת</text:span>: נניח שאנחנו כותבים תבנית של פונקציית סידור (sort) ע"י השוואות והחלפות. ההנחות של התבנית הזאת הן: </text:p>
      <text:p text:style-name="P43">(א-ב) אותן הנחות של swap - כי היא קוראת ל-swap;</text:p>
      <text:p text:style-name="P43">(ג) אפשר להשוות שני עצמים מהסוג הנתון ע"י אופרטור "קטן מ-".</text:p>
      <text:p text:style-name="P44"><text:span text:style-name="T1">דוגמה נוספת</text:span><text:span text:style-name="T29">: תבנית לאופרטור "לא שווה", שקוראת אוטומטית לאופרטור "==" והופכת את התשובה</text:span><text:span text:style-name="T30"> (ראו במצגת).</text:span></text:p>
      <text:p text:style-name="P60"><text:span text:style-name="T30">איך הקומפיילר בוחר לאיזו פונקציה לקרוא?</text:span></text:p>
      <text:p text:style-name="P45">כשיש כמה פונקציות עם אותו שם ואותו מספר פרמטרים, הקומפיילר בוחר ביניהם באופן הבא:</text:p>
      <text:list xml:id="list6738769740771133855" text:style-name="L2">
        <text:list-item>
          <text:p text:style-name="P46">קודם-כל, הוא בוחר את כל הפונקציות עם רמת ההתאמה הגבוהה ביותר (הכי פחות המרות סוגים).</text:p>
        </text:list-item>
        <text:list-item>
          <text:p text:style-name="P46">בתוך הקבוצה עם רמת ההתאמה הגבוהה ביותר, הוא בוחר את הפונקציות שהן לא תבניות, ורק אם אין כאלה - הוא מפעיל את התבניות.</text:p>
        </text:list-item>
      </text:list>
      <text:p text:style-name="P45">הדבר מאפשר ל<text:span text:style-name="T41">כתוב תבנית כללית, ויחד איתה, פונקציה ספציפית יותר הפועלת באופן שונה על סוגים שונים. הקומפיילר יבחר את הפונקציה הספציפית אם היא מתאימה; אחרת - הוא יבחר את הפונקציה הכללית יותר. יש </text:span><text:span text:style-name="T31">דוגמאות רבות במצגת.</text:span><text:span text:style-name="T34"> דוגמאות נוספות:</text:span></text:p>
      <text:list xml:id="list2416799689887736816" text:style-name="L4">
        <text:list-item>
          <text:p text:style-name="P51"><text:span text:style-name="T27">swap - עבור טיפוסים מספריים - אפשר לבצע בעזרת פעולות חיבור וחיסור ובלי משתנה זמני (זה שימושי רק אם מאד חשוב לנו לחסוך במקום על המחסנית).</text:span></text:p>
        </text:list-item>
        <text:list-item>
          <text:p text:style-name="P51"><text:span text:style-name="T27">swap - עבור מחלקות עם העתקה עמוקה - אפשר לבצע במהירות רבה יותר ע"י העתקה שטחית.</text:span></text:p>
        </text:list-item>
      </text:list>
      <text:p text:style-name="P44"><text:span text:style-name="T29"/></text:p>
      <text:h text:style-name="P58" text:outline-level="1"><text:span text:style-name="T40">תבניות של מחלקות</text:span></text:h>
      <text:p text:style-name="P47">עד כאן ראינו תבניות של פונקציות. <text:s/>באותו אופן אפשר להגדיר תבניות של מחלקות.</text:p>
      <text:p text:style-name="P48">נניח למשל שאנחנו רוצים להגדיר מחסנית. אפשר להגדיר מחסנית של מספרים, מחרוזות וכו'... הלוגיקה תהיה בדיוק אותו דבר.</text:p>
      <text:p text:style-name="P48">לכן עדיף להגדיר את המחסנית כתבנית - template:</text:p>
      <text:p text:style-name="P52">template &lt;typename T&gt; class Stack { ... }</text:p>
      <text:p text:style-name="P49">שימו לב - כיוון שזו תבנית, צריך לממש את כל השיטות של המחלקה בקובץ h - אין לה קובץ cpp.</text:p>
      <text:p text:style-name="P48">כדי להשתמש בתבנית הזאת, <text:span text:style-name="T43">צריך להגיד לקומפיילר איזה סוג בדיוק לשים במקום T, למשל:</text:span></text:p>
      <text:p text:style-name="P53">Stack&lt;int&gt; intList; // T = int </text:p>
      <text:p text:style-name="P54">Stack&lt;string&gt; stringList; // T = string </text:p>
      <text:p text:style-name="Text_20_body">ראו <text:span text:style-name="T50">דוגמה בתיקיה 2.</text:span></text:p>
      <text:p text:style-name="Heading_20_2"><text:span text:style-name="T45">דוגמה ל</text:span>תכנות גנרי - <text:span text:style-name="T44">תבניות ל</text:span>איטרטורים</text:p>
      <text:p text:style-name="P11">נניח <text:span text:style-name="T46">שבנינו מחסנית כללית. עכשיו אנחנו רוצים להכניס לתוכה בבת-אחת מערך שלם של עצמים, למשל לכתוב: <text:s/>stack.push(arr). <text:s/>איך נכתוב את השיטה push?</text:span></text:p>
      <text:p text:style-name="P11"/>
      <text:p text:style-name="P12">דרך אחת היא להעביר ל-push שני ארגומנטים: פוינטר למערך (arr), וכן את מספר האיברים במערך (כי הוא לא נמצא במערך -בניגוד לג'אבה).</text:p>
      <text:p text:style-name="P12"/>
      <text:p text:style-name="P12"><text:span text:style-name="T48">דרך שניה, מקובלת מאד ב-C וגם ב-++C, היא להעביר שני ארגומנטים: פוינטר לתחילת המערך (arr) ופוינטר לסוף המערך (arr+length). זה מאפשר לבצע לולאה מהירה יותר הסורקת את כל המערך מהתחלה לסוף. בהמשך נראה שהשיטה הזו גמישה יותר.</text:span></text:p>
      <text:p text:style-name="P15"/>
      <text:p text:style-name="P15">אבל מה קורה אם המערך שממנו אנחנו מעתיקים הוא לא מערך פרימיטיבי של השפה, אלא מיכל כללי יותר, למשל, IntBuffer, LinkedList, ...? <text:s text:c="2"/>למיכל כזה כבר אין פוינטרים - ייתכן שהמידע בכלל לא נמצא בבלוק רציף בזיכרון! </text:p>
      <text:p text:style-name="P15"/>
      <text:p text:style-name="P15">האם אפשר לכתוב את הפונקציה push פעם אחת, כך שהיא תרוץ גם עם מערכים פרימיטיביים וגם עם מיכלים כלליים יותר?</text:p>
      <text:p text:style-name="P15"/>
      <text:p text:style-name="P16">התשובה היא כן. לשם כך צריך להגדיר <text:span text:style-name="T1">איטרטור</text:span>. <text:s/>איטרטור הוא עצם הצמוד למיכל כלשהו, ומתנהג כמו פוינטר<text:span text:style-name="T49">, כלומר אפשר לכתוב בעזרתו קוד כמו:</text:span></text:p>
      <text:p text:style-name="P65"><text:span text:style-name="T6">f</text:span><text:span text:style-name="T5">or</text:span><text:span text:style-name="T15">(; begin!=end; ++begin) { </text:span><text:span text:style-name="T42">// Do something with *begin </text:span><text:span text:style-name="T15">} </text:span></text:p>
      <text:p text:style-name="P22"><text:span text:style-name="T49">לשם כך צריך ליצור עצם שיש לו אופרטורים של פוינטר:</text:span></text:p>
      <text:list xml:id="list3674837839989304589" text:style-name="L5">
        <text:list-item>
          <text:p text:style-name="P23">השמה;</text:p>
        </text:list-item>
        <text:list-item>
          <text:p text:style-name="P23">הגדלה ב-1 (שני אופרטורים);</text:p>
        </text:list-item>
        <text:list-item>
          <text:p text:style-name="P23">שווה / לא שווה;</text:p>
        </text:list-item>
        <text:list-item>
          <text:p text:style-name="P23">אופרטור כוכבית (*) אונרי - גישה לעצם שהאיטרטור מצביע עליו.</text:p>
        </text:list-item>
      </text:list>
      <text:p text:style-name="P24">במקרים מסויימים נרצה להוסיף אופרטורים נוספים:</text:p>
      <text:list xml:id="list1755427112151389072" text:style-name="L6">
        <text:list-item>
          <text:p text:style-name="P25">סוגריים מרובעים - גישה לאיברים שלא לפי הסדר;</text:p>
        </text:list-item>
        <text:list-item>
          <text:p text:style-name="P25">הקטנה ב-1 (חזרה אחורה);</text:p>
        </text:list-item>
        <text:list-item>
          <text:p text:style-name="P25">הגדלה / הקטנה במספר כלשהו.</text:p>
        </text:list-item>
      </text:list>
      <text:p text:style-name="P26"/>
      <text:p text:style-name="P27">איך יוצרים איטרטור<text:span text:style-name="T51">? בדרך-כלל הוא יהיה מחלקה פנימית בתוך המחלקה שעליה הוא רץ. למשל בתוך המחלקה Stack תהיה מחלקה פנימית בשם iterator. אנחנו נוכל לגשת אליה באופן הבא:</text:span></text:p>
      <text:p text:style-name="P30">Stack&lt;int&gt;::iterator i = myStack.begin();</text:p>
      <text:p text:style-name="P29">עכשיו אנחנו יכולים להוסיף למחסנית שלנו שיטת push גנרית, או בנאי גנרי. הם יהיו template (כן, אפשר לכתוב שיטה שהיא תבנית בתוך מחלקה שהיא עצמה תבנית!). הפרמטר לתבנית יהיה סוג האיטרטור. <text:s text:c="2"/>כך, התבנית תוכל לקבל גם פוינטר רגיל של C, וגם איטרטור של מחסנית<text:span text:style-name="T52">, </text:span>או כל איטרטור אחר התומך באופרטורים של פוינטר<text:span text:style-name="T52">.</text:span></text:p>
      <text:p text:style-name="P28">ראו דוגמה בתיקיה 2.</text:p>
      <text:p text:style-name="P28"/>
      <text:p text:style-name="P62">וריאציות על תבניות</text:p>
      <text:p text:style-name="P17">נראה בקצרה עוד כמה דברים נחמדים שאפשר לעשות עם תבניות<text:span text:style-name="T53">.</text:span></text:p>
      <text:p text:style-name="P17"/>
      <text:p text:style-name="P13"><text:span text:style-name="T53">1. תבניות יכולות לקבל שני פרמטרי-סוג או יותר, למשל:</text:span></text:p>
      <text:p text:style-name="P6"><text:span text:style-name="T13">template</text:span> &lt;<text:span text:style-name="T13">typename</text:span> Key, <text:span text:style-name="T13">typename</text:span> Value&gt; <text:span text:style-name="T13">class</text:span><text:span text:style-name="T59"> </text:span>pair { <text:span text:style-name="T55">Key k; Value v; ...</text:span> }</text:p>
      <text:p text:style-name="P18"/>
      <text:p text:style-name="P18">2. <text:span text:style-name="T54">תבניות יכולות לקבל פרמטרים שהם לא סוגים אלא מספרים, למשל:</text:span></text:p>
      <text:p text:style-name="P66"><text:span text:style-name="T7">template</text:span><text:span text:style-name="T20">&lt;</text:span><text:span text:style-name="T7">typename </text:span><text:span text:style-name="T20">T, </text:span><text:span text:style-name="T5">size_t </text:span><text:span text:style-name="T15">Size&gt; </text:span><text:span text:style-name="T5">class</text:span><text:span text:style-name="T15"> </text:span><text:span text:style-name="T23">array</text:span><text:span text:style-name="T15">{ T m_values[Size];</text:span><text:span text:style-name="T21"> ...</text:span><text:span text:style-name="T15"> }; </text:span></text:p>
      <text:p text:style-name="P14"><text:span text:style-name="T17">ראו דוגמה בתיקיה 3.</text:span></text:p>
      <text:p text:style-name="P66"><text:span text:style-name="T15"/></text:p>
      <text:p text:style-name="P19">3. אפשר להעביר ברירות-מחדל לפרמטרי-סוג וגם לפרמטרי-מספר, למשל:</text:p>
      <text:p text:style-name="P67"><text:span text:style-name="T8">template</text:span><text:span text:style-name="T22">&lt;</text:span><text:span text:style-name="T8">typename</text:span><text:span text:style-name="T22"> T= </text:span><text:span text:style-name="T8">char</text:span><text:span text:style-name="T22">, </text:span><text:span text:style-name="T5">size_t </text:span><text:span text:style-name="T15">Size= </text:span><text:span text:style-name="T56">1024</text:span><text:span text:style-name="T15">&gt; </text:span><text:span text:style-name="T5">class</text:span><text:span text:style-name="T15"> Buffer { </text:span><text:span text:style-name="T5">private</text:span><text:span text:style-name="T15">: T m_values[Size]; }; </text:span></text:p>
      <text:p text:style-name="P8"/>
      <text:p text:style-name="P21">4. אפשר להעביר פרמטר-סוג T, ואז להעביר פרמטר אחר ולקבוע שהוא חייב להיות מסוג T. למשל:</text:p>
      <text:p text:style-name="P68"><text:span text:style-name="T10">template</text:span><text:span text:style-name="T15">&lt;</text:span><text:span text:style-name="T5">typename </text:span><text:span text:style-name="T58">T</text:span><text:span text:style-name="T15">, </text:span><text:span text:style-name="T58">T</text:span><text:span text:style-name="T15"> </text:span><text:span text:style-name="T25">default</text:span><text:span text:style-name="T15">&gt;</text:span><text:span text:style-name="T11"> </text:span><text:span text:style-name="T5">class</text:span><text:span text:style-name="T15"> </text:span><text:span text:style-name="T25">Buffer</text:span><text:span text:style-name="T15"> { </text:span></text:p>
      <text:p text:style-name="P52"><text:span text:style-name="T14"><text:tab/></text:span><text:span text:style-name="T13">public</text:span><text:span text:style-name="T16">:</text:span><text:span text:style-name="T18"> Buffer(int </text:span>size<text:span text:style-name="T18">) {</text:span><text:span text:style-name="T16"> </text:span><text:span text:style-name="T18">/* initialize all elements to the default */ </text:span><text:span text:style-name="T16">}</text:span><text:span text:style-name="T19"> </text:span><text:span text:style-name="T16">};</text:span></text:p>
      <text:p text:style-name="P56"/>
      <text:p text:style-name="P56"/>
      <text:p text:style-name="P9"/>
      <text:p text:style-name="P20"/>
      <text:p text:style-name="P7"/>
      <text:p text:style-name="P10"/>
      <text:p text:style-name="P5">מקורות</text:p>
      <text:list xml:id="list6479186856901516350" text:style-name="L1">
        <text:list-item>
          <text:p text:style-name="P31">מצג<text:span text:style-name="T4">ו</text:span>ת של<text:span text:style-name="T3"> </text:span>אופיר פלא<text:span text:style-name="T4"> ומירי בן-ניסן.</text:span></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11T16:08:08.708570709</dc:date>
    <meta:editing-duration>P9DT12H53M8S</meta:editing-duration>
    <meta:editing-cycles>1185</meta:editing-cycles>
    <meta:document-statistic meta:table-count="0" meta:image-count="0" meta:object-count="0" meta:page-count="1" meta:paragraph-count="90" meta:word-count="1288" meta:character-count="7184" meta:non-whitespace-character-count="5966"/>
  </office:meta>
</office:document-meta>
</file>